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Heading_20_1">
      <style:paragraph-properties fo:margin-left="0.762cm" fo:margin-right="0cm" fo:text-indent="0.212cm" style:auto-text-indent="false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margin-left="0cm" fo:margin-right="0cm" fo:text-align="start" style:justify-single-word="false" fo:text-indent="2.037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.953cm" style:auto-text-indent="false"/>
      <style:text-properties fo:font-size="16pt" style:font-size-asian="16pt" style:font-size-complex="16pt"/>
    </style:style>
    <style:style style:name="P13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2.011cm" fo:margin-right="0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2.011cm" fo:margin-right="1.482cm" fo:text-align="justify" style:justify-single-word="false" fo:text-indent="1.984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2.011cm" style:auto-text-indent="false"/>
      <style:text-properties fo:font-size="16pt" style:font-size-asian="16pt" style:font-size-complex="16pt"/>
    </style:style>
    <style:style style:name="P18" style:family="paragraph" style:parent-style-name="Text_20_body">
      <style:paragraph-properties fo:margin-left="0.026cm" fo:margin-right="0cm" fo:text-indent="0.741cm" style:auto-text-indent="false">
        <style:tab-stops/>
      </style:paragraph-properties>
      <style:text-properties fo:font-size="14pt" style:font-size-asian="14pt" style:font-size-complex="14pt"/>
    </style:style>
    <style:style style:name="P19" style:family="paragraph" style:parent-style-name="Text_20_body">
      <style:paragraph-properties fo:margin-left="0cm" fo:margin-right="0cm" fo:text-indent="0.741cm" style:auto-text-indent="false"/>
    </style:style>
    <style:style style:name="P20" style:family="paragraph" style:parent-style-name="Heading_20_2">
      <style:paragraph-properties fo:margin-left="0.767cm" fo:margin-right="0cm" fo:text-indent="-0.026cm" style:auto-text-indent="false">
        <style:tab-stops/>
      </style:paragraph-properties>
    </style:style>
    <style:style style:name="P21" style:family="paragraph" style:parent-style-name="Heading_20_2">
      <style:paragraph-properties fo:margin-left="0.026cm" fo:margin-right="0cm" fo:text-indent="0.741cm" style:auto-text-indent="false">
        <style:tab-stops/>
      </style:paragraph-properties>
      <style:text-properties style:font-name="Times New Roman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OLITECHNIKA KRAKOWSKA</text:p>
      <text:p text:style-name="P6">WYDZIAŁ FIZYKI, MATEMATYKI I</text:p>
      <text:p text:style-name="P6">INFORMATYKI STOSOWANEJ</text:p>
      <text:p text:style-name="Horizontal_20_Line"/>
      <text:p text:style-name="P7"/>
      <text:p text:style-name="P12"/>
      <text:p text:style-name="P12"/>
      <text:p text:style-name="P17">Kierunek: Informatyka</text:p>
      <text:p text:style-name="P7"/>
      <text:p text:style-name="P7"/>
      <text:p text:style-name="P8"/>
      <text:p text:style-name="P9"/>
      <text:p text:style-name="P11"/>
      <text:p text:style-name="P11"><text:title/>PROJEKT </text:p>
      <text:p text:style-name="P11">SYSTEMY WBUDOWANE</text:p>
      <text:p text:style-name="P10"/>
      <text:p text:style-name="P10"/>
      <text:p text:style-name="P15"/>
      <text:p text:style-name="P15"/>
      <text:p text:style-name="P16">Internetowa kamera klient-serwer z wykorzystaniem <text:s/>telefonu z systemem Android (serwer) oraz komputera lub innego urządzenia posiadającego przeglądarkę z obsługą protokołu HTTP (klient).</text:p>
      <text:p text:style-name="P5"/>
      <text:p text:style-name="P5"/>
      <text:p text:style-name="P5"/>
      <text:p text:style-name="P5"/>
      <text:p text:style-name="P5"/>
      <text:p text:style-name="P5"/>
      <text:p text:style-name="P14">Autorzy:</text:p>
      <text:p text:style-name="P13"/>
      <text:p text:style-name="P13">Konrad Zapała</text:p>
      <text:p text:style-name="P13">Tomasz Ziębiec</text:p>
      <text:p text:style-name="P5"/>
      <text:p text:style-name="P5"/>
      <text:p text:style-name="P5"/>
      <text:p text:style-name="P5"/>
      <text:p text:style-name="P5">Kraków 2012</text:p>
      <text:p text:style-name="P5"/>
      <text:h text:style-name="P2" text:outline-level="1"><text:soft-page-break/><text:span text:style-name="T2">1. Wstęp</text:span></text:h>
      <text:h text:style-name="P20" text:outline-level="2"><text:span text:style-name="T2">1.1Założenia projektu</text:span></text:h>
      <text:p text:style-name="P19"><text:span text:style-name="T2">Aplikacja powinna być napisana pod telefony z systemem Android. Powinna działać jako serwer, natomiast komputer który się łączy z telefonem jako klient. Telefon na podstawie swojej kamerki internetowej generuje obraz, który następnie jest wysyłany przez sieć Wifi lub LAN do komputera, a tam w przeglądarce, obraz ten jest odbierany i odczytywany przez klientów.</text:span></text:p>
      <text:h text:style-name="P21" text:outline-level="2">1.2 Środowisko pracy</text:h>
      <text:p text:style-name="P18"><text:span text:style-name="T1">Aplikacja powstała w środowisku Eclipse, które świetnie współpracuje z SDK Androida (środowisko to jest polecane przez większość developerów aplikacji na system Android). Dodatkowo jeszcze w celu lepszej współpracy aplikacja została umieszczona na serwerze jako repozytorium. Do obsługi repozytorium wykorzystaliśmy program GIT. Dokumentacja została napisana w programie OpenOffice, wersja finalna zostanie udostępniona jako plik z rozszerzeniem pdf.</text:span></text:p>
      <text:p text:style-name="P1"/>
      <text:p text:style-name="P1">///////////////////////////////////////////////////////////////////////////////////////////////////////////////////////////</text:p>
      <text:p text:style-name="P1">2. Ramowy plan działania.</text:p>
      <text:list xml:id="list36423650" text:style-name="L1">
        <text:list-item>
          <text:p text:style-name="P3">założenie repozytorium dla aplikacji na githubie (śledzenie zmian);</text:p>
        </text:list-item>
        <text:list-item>
          <text:p text:style-name="P3">wymyślenie sposobu komunikacji między telefonem, a komputerem (test aplikacji wyposażonej w jeden przycisk „start server” i sprawdzenie czy komputer może komunikować się przez wifi z komputerem);</text:p>
        </text:list-item>
        <text:list-item>
          <text:p text:style-name="P3">obsługa kamerki w telefonie, wykorzystując Androida (testy na innej aplikacji, zapis zdjęć jako obrazki jpg);</text:p>
        </text:list-item>
        <text:list-item>
          <text:p text:style-name="P3">odczytywanie z serwera (telefonu) odpowiedniego obrazu i wysłanie na obraz komputera (zastosowanie pluginu/aplletu Java/skryptu JavaScript);</text:p>
        </text:list-item>
        <text:list-item>
          <text:p text:style-name="P3">próba dodania dodatkowych opcji do aplikacji (np. <text:s/>rozmiar okna).</text:p>
        </text:list-item>
        <text:list-item>
          <text:p text:style-name="P3">popracowanie nad wyglądem aplikacji;</text:p>
        </text:list-item>
      </text:list>
      <text:p text:style-name="P1"/>
      <text:p text:style-name="P1">3. Problemy jakie wystąpiły podczas pisania projektu.</text:p>
      <text:p text:style-name="P1"/>
      <text:p text:style-name="P1">4. Postępy:</text:p>
      <text:list xml:id="list36444738" text:style-name="L2">
        <text:list-item>
          <text:p text:style-name="P4">repozytorium: https://github.com/konri1990/ProjektSystemyWbudowane;</text:p>
        </text:list-item>
        <text:list-item>
          <text:p text:style-name="P4">konfiguracja środowiska eclipse z SDK Androida;</text:p>
        </text:list-item>
        <text:list-item>
          <text:p text:style-name="P4">założenie przykładowego serwera (z buttonem start/stop) na androidzie</text:p>
        </text:list-item>
        <text:list-item>
          <text:p text:style-name="P4">proba wysłania przykładowego tekstu przez protokół HTTP (Hello Android), poprzez wpisanie adresu ip i portu nasluchiwanego przez serwer</text:p>
        </text:list-item>
      </text:list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nrad </meta:initial-creator>
    <meta:creation-date>2012-03-14T21:09:20.05</meta:creation-date>
    <dc:date>2012-03-29T17:19:10.21</dc:date>
    <dc:creator>Konrad </dc:creator>
    <meta:editing-duration>PT49M5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2" meta:paragraph-count="31" meta:word-count="294" meta:character-count="2375"/>
  </office:meta>
</office:document-meta>
</file>